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Hack" fo:font-size="10pt" style:font-size-asian="10pt" style:font-size-complex="10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Hack1" fo:font-size="10pt" style:font-size-asian="10pt" style:font-size-complex="10pt"/>
    </style:style>
    <style:style style:name="P6" style:family="paragraph" style:parent-style-name="Standard">
      <style:text-properties style:font-name="Hack" fo:font-size="10pt" style:font-size-asian="10pt" style:font-size-complex="10pt"/>
    </style:style>
    <style:style style:name="P7" style:family="paragraph" style:parent-style-name="Standard" style:master-page-name="">
      <style:paragraph-properties style:page-number="auto" fo:keep-with-next="always" style:writing-mode="pag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>
      <style:text-properties officeooo:rsid="000687da" officeooo:paragraph-rsid="000687da"/>
    </style:style>
    <style:style style:name="P18" style:family="paragraph" style:parent-style-name="Standard">
      <style:text-properties style:font-name="Hack" fo:font-size="10pt" style:font-size-asian="10pt" style:font-size-complex="10pt"/>
    </style:style>
    <style:style style:name="P19" style:family="paragraph" style:parent-style-name="Standard">
      <style:text-properties style:font-name="Hack" fo:font-size="10pt" officeooo:rsid="000687da" officeooo:paragraph-rsid="000687da" style:font-size-asian="10pt" style:font-size-complex="10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5" style:family="paragraph" style:parent-style-name="Heading_20_2" style:list-style-name="">
      <style:text-properties style:font-name="Hack1" fo:font-size="10pt" style:font-size-asian="10pt" style:font-size-complex="10pt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Hack1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officeooo:rsid="000687d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DP Testing with libosdp-conformance</text:p>
      <text:p text:style-name="Text_20_body"/>
      <text:p text:style-name="Text_20_body">An open source implementation of SIA OSDP 2.2/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0"><text:a xlink:type="simple" xlink:href="#__RefHeading___Toc7091_2397390877" text:style-name="Index_20_Link" text:visited-style-name="Index_20_Link">Quick Start<text:tab/>4</text:a></text:p>
          <text:p text:style-name="P20"><text:a xlink:type="simple" xlink:href="#__RefHeading___Toc10847_2397390877" text:style-name="Index_20_Link" text:visited-style-name="Index_20_Link">Introduction<text:tab/>5</text:a></text:p>
          <text:p text:style-name="P27"><text:a xlink:type="simple" xlink:href="#__RefHeading___Toc2110_4121588809" text:style-name="Index_20_Link" text:visited-style-name="Index_20_Link">Documentation<text:tab/>5</text:a></text:p>
          <text:p text:style-name="P27"><text:a xlink:type="simple" xlink:href="#__RefHeading___Toc14879_1906346173" text:style-name="Index_20_Link" text:visited-style-name="Index_20_Link">Whats in the repo<text:tab/>5</text:a></text:p>
          <text:p text:style-name="P20"><text:a xlink:type="simple" xlink:href="#__RefHeading___Toc12251_2397390877" text:style-name="Index_20_Link" text:visited-style-name="Index_20_Link">Building from source<text:tab/>6</text:a></text:p>
          <text:p text:style-name="P27"><text:a xlink:type="simple" xlink:href="#__RefHeading___Toc2126_4121588809" text:style-name="Index_20_Link" text:visited-style-name="Index_20_Link">Steps to set up libosdp-conformance<text:tab/>6</text:a></text:p>
          <text:p text:style-name="P27"><text:a xlink:type="simple" xlink:href="#__RefHeading___Toc5652_1906346173" text:style-name="Index_20_Link" text:visited-style-name="Index_20_Link">Platform Set-Up<text:tab/>7</text:a></text:p>
          <text:p text:style-name="P24"><text:a xlink:type="simple" xlink:href="#__RefHeading___Toc8450_1113034723" text:style-name="Index_20_Link" text:visited-style-name="Index_20_Link">Platform Set-up (legacy configuration)<text:tab/>7</text:a></text:p>
          <text:p text:style-name="P24"><text:a xlink:type="simple" xlink:href="#__RefHeading___Toc8452_1113034723" text:style-name="Index_20_Link" text:visited-style-name="Index_20_Link">Platform Set-up (systemd)<text:tab/>7</text:a></text:p>
          <text:p text:style-name="P20"><text:a xlink:type="simple" xlink:href="#__RefHeading___Toc15412_2397390877" text:style-name="Index_20_Link" text:visited-style-name="Index_20_Link">Operation<text:tab/>8</text:a></text:p>
          <text:p text:style-name="P27"><text:a xlink:type="simple" xlink:href="#__RefHeading___Toc111_1618650550" text:style-name="Index_20_Link" text:visited-style-name="Index_20_Link">Using the OSDP Monitor<text:tab/>8</text:a></text:p>
          <text:p text:style-name="P24"><text:a xlink:type="simple" xlink:href="#__RefHeading___Toc376_1091747927" text:style-name="Index_20_Link" text:visited-style-name="Index_20_Link">Set-up<text:tab/>8</text:a></text:p>
          <text:p text:style-name="P24"><text:a xlink:type="simple" xlink:href="#__RefHeading___Toc378_1091747927" text:style-name="Index_20_Link" text:visited-style-name="Index_20_Link">Starting the Monitor<text:tab/>8</text:a></text:p>
          <text:p text:style-name="P27"><text:a xlink:type="simple" xlink:href="#__RefHeading___Toc113_16186505501" text:style-name="Index_20_Link" text:visited-style-name="Index_20_Link">Using the OSDP PD<text:tab/>8</text:a></text:p>
          <text:p text:style-name="P24"><text:a xlink:type="simple" xlink:href="#__RefHeading___Toc106_10917479271" text:style-name="Index_20_Link" text:visited-style-name="Index_20_Link">Set-up<text:tab/>8</text:a></text:p>
          <text:p text:style-name="P24"><text:a xlink:type="simple" xlink:href="#__RefHeading___Toc108_10917479271" text:style-name="Index_20_Link" text:visited-style-name="Index_20_Link">Running the PD<text:tab/>9</text:a></text:p>
          <text:p text:style-name="P24"><text:a xlink:type="simple" xlink:href="#__RefHeading___Toc110_10917479271" text:style-name="Index_20_Link" text:visited-style-name="Index_20_Link">PD (Web) Interface<text:tab/>9</text:a></text:p>
          <text:p text:style-name="P24"><text:a xlink:type="simple" xlink:href="#__RefHeading___Toc112_10917479271" text:style-name="Index_20_Link" text:visited-style-name="Index_20_Link">Command Line<text:tab/>9</text:a></text:p>
          <text:p text:style-name="P27"><text:a xlink:type="simple" xlink:href="#__RefHeading___Toc2116_4121588809" text:style-name="Index_20_Link" text:visited-style-name="Index_20_Link">Using the OSDP ACU<text:tab/>9</text:a></text:p>
          <text:p text:style-name="P24"><text:a xlink:type="simple" xlink:href="#__RefHeading___Toc106_1091747927" text:style-name="Index_20_Link" text:visited-style-name="Index_20_Link">Set-up<text:tab/>9</text:a></text:p>
          <text:p text:style-name="P24"><text:a xlink:type="simple" xlink:href="#__RefHeading___Toc108_1091747927" text:style-name="Index_20_Link" text:visited-style-name="Index_20_Link">Running the ACU<text:tab/>9</text:a></text:p>
          <text:p text:style-name="P24"><text:a xlink:type="simple" xlink:href="#__RefHeading___Toc110_1091747927" text:style-name="Index_20_Link" text:visited-style-name="Index_20_Link">ACU (Web) Interface<text:tab/>10</text:a></text:p>
          <text:p text:style-name="P24"><text:a xlink:type="simple" xlink:href="#__RefHeading___Toc112_1091747927" text:style-name="Index_20_Link" text:visited-style-name="Index_20_Link">Command Line<text:tab/>10</text:a></text:p>
          <text:p text:style-name="P27"><text:a xlink:type="simple" xlink:href="#__RefHeading___Toc9497_61799863" text:style-name="Index_20_Link" text:visited-style-name="Index_20_Link">Additional Tools<text:tab/>10</text:a></text:p>
          <text:p text:style-name="P24"><text:a xlink:type="simple" xlink:href="#__RefHeading___Toc9499_61799863" text:style-name="Index_20_Link" text:visited-style-name="Index_20_Link">osdp-decode<text:tab/>10</text:a></text:p>
          <text:p text:style-name="P20"><text:a xlink:type="simple" xlink:href="#__RefHeading___Toc15414_2397390877" text:style-name="Index_20_Link" text:visited-style-name="Index_20_Link">Conformance Testing<text:tab/>11</text:a></text:p>
          <text:p text:style-name="P27"><text:a xlink:type="simple" xlink:href="#__RefHeading___Toc111_16186505502" text:style-name="Index_20_Link" text:visited-style-name="Index_20_Link">Conformance Instrumentation<text:tab/>11</text:a></text:p>
          <text:p text:style-name="P27"><text:a xlink:type="simple" xlink:href="#__RefHeading___Toc315_16186505501" text:style-name="Index_20_Link" text:visited-style-name="Index_20_Link">Reporting<text:tab/>11</text:a></text:p>
          <text:p text:style-name="P27"><text:a xlink:type="simple" xlink:href="#__RefHeading___Toc317_16186505501" text:style-name="Index_20_Link" text:visited-style-name="Index_20_Link">Conformance Exercises<text:tab/>11</text:a></text:p>
          <text:p text:style-name="P24"><text:a xlink:type="simple" xlink:href="#__RefHeading___Toc2129_4121588809" text:style-name="Index_20_Link" text:visited-style-name="Index_20_Link">OSDP Process<text:tab/>11</text:a></text:p>
          <text:p text:style-name="P24"><text:a xlink:type="simple" xlink:href="#__RefHeading___Toc2131_4121588809" text:style-name="Index_20_Link" text:visited-style-name="Index_20_Link">Start-up Settings<text:tab/>11</text:a></text:p>
          <text:p text:style-name="P24"><text:a xlink:type="simple" xlink:href="#__RefHeading___Toc1515_2636794443" text:style-name="Index_20_Link" text:visited-style-name="Index_20_Link">settings and saved configuration<text:tab/>11</text:a></text:p>
          <text:p text:style-name="P20"><text:a xlink:type="simple" xlink:href="#__RefHeading___Toc15416_2397390877" text:style-name="Index_20_Link" text:visited-style-name="Index_20_Link">Controlling the OSDP Process<text:tab/>12</text:a></text:p>
          <text:p text:style-name="P27"><text:a xlink:type="simple" xlink:href="#__RefHeading___Toc8459_1113034723" text:style-name="Index_20_Link" text:visited-style-name="Index_20_Link">OSDP Commands<text:tab/>12</text:a></text:p>
          <text:p text:style-name="P24"><text:a xlink:type="simple" xlink:href="#__RefHeading___Toc16620_1715687190" text:style-name="Index_20_Link" text:visited-style-name="Index_20_Link">acurxsize<text:tab/>12</text:a></text:p>
          <text:p text:style-name="P24"><text:a xlink:type="simple" xlink:href="#__RefHeading___Toc16622_1715687190" text:style-name="Index_20_Link" text:visited-style-name="Index_20_Link">bio-read<text:tab/>12</text:a></text:p>
          <text:p text:style-name="P24"><text:a xlink:type="simple" xlink:href="#__RefHeading___Toc12137_1554919116" text:style-name="Index_20_Link" text:visited-style-name="Index_20_Link">bio-match<text:tab/>12</text:a></text:p>
          <text:p text:style-name="P24"><text:a xlink:type="simple" xlink:href="#__RefHeading___Toc16624_1715687190" text:style-name="Index_20_Link" text:visited-style-name="Index_20_Link">busy<text:tab/>12</text:a></text:p>
          <text:p text:style-name="P24"><text:a xlink:type="simple" xlink:href="#__RefHeading___Toc16626_1715687190" text:style-name="Index_20_Link" text:visited-style-name="Index_20_Link">buzz<text:tab/>12</text:a></text:p>
          <text:p text:style-name="P24"><text:a xlink:type="simple" xlink:href="#__RefHeading___Toc16628_1715687190" text:style-name="Index_20_Link" text:visited-style-name="Index_20_Link">capabilities<text:tab/>12</text:a></text:p>
          <text:p text:style-name="P24"><text:a xlink:type="simple" xlink:href="#__RefHeading___Toc16630_1715687190" text:style-name="Index_20_Link" text:visited-style-name="Index_20_Link">comset<text:tab/>13</text:a></text:p>
          <text:p text:style-name="P24"><text:a xlink:type="simple" xlink:href="#__RefHeading___Toc16632_1715687190" text:style-name="Index_20_Link" text:visited-style-name="Index_20_Link">conform_x_x_x<text:tab/>13</text:a></text:p>
          <text:p text:style-name="P24"><text:a xlink:type="simple" xlink:href="#__RefHeading___Toc16634_1715687190" text:style-name="Index_20_Link" text:visited-style-name="Index_20_Link">dump_status<text:tab/>13</text:a></text:p>
          <text:p text:style-name="P24"><text:a xlink:type="simple" xlink:href="#__RefHeading___Toc1593_2636794443" text:style-name="Index_20_Link" text:visited-style-name="Index_20_Link">factory-default<text:tab/>13</text:a></text:p>
          <text:p text:style-name="P24"><text:soft-page-break/><text:a xlink:type="simple" xlink:href="#__RefHeading___Toc16638_1715687190" text:style-name="Index_20_Link" text:visited-style-name="Index_20_Link">genauth<text:tab/>14</text:a></text:p>
          <text:p text:style-name="P24"><text:a xlink:type="simple" xlink:href="#__RefHeading___Toc16640_1715687190" text:style-name="Index_20_Link" text:visited-style-name="Index_20_Link">identify<text:tab/>14</text:a></text:p>
          <text:p text:style-name="P24"><text:a xlink:type="simple" xlink:href="#__RefHeading___Toc16642_1715687190" text:style-name="Index_20_Link" text:visited-style-name="Index_20_Link">induce-NAK<text:tab/>14</text:a></text:p>
          <text:p text:style-name="P24"><text:a xlink:type="simple" xlink:href="#__RefHeading___Toc18624_1863743381" text:style-name="Index_20_Link" text:visited-style-name="Index_20_Link">initiate-secure-channel<text:tab/>14</text:a></text:p>
          <text:p text:style-name="P24"><text:a xlink:type="simple" xlink:href="#__RefHeading___Toc16646_1715687190" text:style-name="Index_20_Link" text:visited-style-name="Index_20_Link">input_status<text:tab/>15</text:a></text:p>
          <text:p text:style-name="P24"><text:a xlink:type="simple" xlink:href="#__RefHeading___Toc16648_1715687190" text:style-name="Index_20_Link" text:visited-style-name="Index_20_Link">keep-active<text:tab/>15</text:a></text:p>
          <text:p text:style-name="P24"><text:a xlink:type="simple" xlink:href="#__RefHeading___Toc1595_2636794443" text:style-name="Index_20_Link" text:visited-style-name="Index_20_Link">keypad<text:tab/>15</text:a></text:p>
          <text:p text:style-name="P24"><text:a xlink:type="simple" xlink:href="#__RefHeading___Toc16652_1715687190" text:style-name="Index_20_Link" text:visited-style-name="Index_20_Link">keyset<text:tab/>15</text:a></text:p>
          <text:p text:style-name="P24"><text:a xlink:type="simple" xlink:href="#__RefHeading___Toc16654_1715687190" text:style-name="Index_20_Link" text:visited-style-name="Index_20_Link">led<text:tab/>15</text:a></text:p>
          <text:p text:style-name="P24"><text:a xlink:type="simple" xlink:href="#__RefHeading___Toc16656_1715687190" text:style-name="Index_20_Link" text:visited-style-name="Index_20_Link">local_status<text:tab/>15</text:a></text:p>
          <text:p text:style-name="P24"><text:a xlink:type="simple" xlink:href="#__RefHeading___Toc16658_1715687190" text:style-name="Index_20_Link" text:visited-style-name="Index_20_Link">mfg<text:tab/>16</text:a></text:p>
          <text:p text:style-name="P24"><text:a xlink:type="simple" xlink:href="#__RefHeading___Toc16660_1715687190" text:style-name="Index_20_Link" text:visited-style-name="Index_20_Link">operator_confirm<text:tab/>16</text:a></text:p>
          <text:p text:style-name="P24"><text:a xlink:type="simple" xlink:href="#__RefHeading___Toc16662_1715687190" text:style-name="Index_20_Link" text:visited-style-name="Index_20_Link">output<text:tab/>16</text:a></text:p>
          <text:p text:style-name="P24"><text:a xlink:type="simple" xlink:href="#__RefHeading___Toc1597_2636794443" text:style-name="Index_20_Link" text:visited-style-name="Index_20_Link">output_status<text:tab/>16</text:a></text:p>
          <text:p text:style-name="P24"><text:a xlink:type="simple" xlink:href="#__RefHeading___Toc16666_1715687190" text:style-name="Index_20_Link" text:visited-style-name="Index_20_Link">polling<text:tab/>16</text:a></text:p>
          <text:p text:style-name="P24"><text:a xlink:type="simple" xlink:href="#__RefHeading___Toc16668_1715687190" text:style-name="Index_20_Link" text:visited-style-name="Index_20_Link">present_card<text:tab/>16</text:a></text:p>
          <text:p text:style-name="P24"><text:a xlink:type="simple" xlink:href="#__RefHeading___Toc16670_1715687190" text:style-name="Index_20_Link" text:visited-style-name="Index_20_Link">reader_status<text:tab/>16</text:a></text:p>
          <text:p text:style-name="P24"><text:a xlink:type="simple" xlink:href="#__RefHeading___Toc16672_1715687190" text:style-name="Index_20_Link" text:visited-style-name="Index_20_Link">reset<text:tab/>17</text:a></text:p>
          <text:p text:style-name="P24"><text:a xlink:type="simple" xlink:href="#__RefHeading___Toc16608_1715687190" text:style-name="Index_20_Link" text:visited-style-name="Index_20_Link">reset_power<text:tab/>17</text:a></text:p>
          <text:p text:style-name="P24"><text:a xlink:type="simple" xlink:href="#__RefHeading___Toc8078_61249851" text:style-name="Index_20_Link" text:visited-style-name="Index_20_Link">reset-statistics<text:tab/>17</text:a></text:p>
          <text:p text:style-name="P24"><text:a xlink:type="simple" xlink:href="#__RefHeading___Toc16610_1715687190" text:style-name="Index_20_Link" text:visited-style-name="Index_20_Link">scbk-default<text:tab/>17</text:a></text:p>
          <text:p text:style-name="P24"><text:a xlink:type="simple" xlink:href="#__RefHeading___Toc7326_2144168161" text:style-name="Index_20_Link" text:visited-style-name="Index_20_Link">send_poll<text:tab/>17</text:a></text:p>
          <text:p text:style-name="P24"><text:a xlink:type="simple" xlink:href="#__RefHeading___Toc16612_1715687190" text:style-name="Index_20_Link" text:visited-style-name="Index_20_Link">stop<text:tab/>17</text:a></text:p>
          <text:p text:style-name="P24"><text:a xlink:type="simple" xlink:href="#__RefHeading___Toc16614_1715687190" text:style-name="Index_20_Link" text:visited-style-name="Index_20_Link">tamper<text:tab/>17</text:a></text:p>
          <text:p text:style-name="P24"><text:a xlink:type="simple" xlink:href="#__RefHeading___Toc1599_2636794443" text:style-name="Index_20_Link" text:visited-style-name="Index_20_Link">text<text:tab/>17</text:a></text:p>
          <text:p text:style-name="P24"><text:a xlink:type="simple" xlink:href="#__RefHeading___Toc782_1597607462" text:style-name="Index_20_Link" text:visited-style-name="Index_20_Link">trace<text:tab/>17</text:a></text:p>
          <text:p text:style-name="P24"><text:a xlink:type="simple" xlink:href="#__RefHeading___Toc16600_1715687190" text:style-name="Index_20_Link" text:visited-style-name="Index_20_Link">transfer<text:tab/>17</text:a></text:p>
          <text:p text:style-name="P24"><text:a xlink:type="simple" xlink:href="#__RefHeading___Toc16602_1715687190" text:style-name="Index_20_Link" text:visited-style-name="Index_20_Link">verbosity<text:tab/>17</text:a></text:p>
          <text:p text:style-name="P24"><text:a xlink:type="simple" xlink:href="#__RefHeading___Toc18626_1863743381" text:style-name="Index_20_Link" text:visited-style-name="Index_20_Link">Command xwrite<text:tab/>18</text:a></text:p>
          <text:p text:style-name="P27"><text:a xlink:type="simple" xlink:href="#__RefHeading___Toc15727_2397390877" text:style-name="Index_20_Link" text:visited-style-name="Index_20_Link">Tools<text:tab/>19</text:a></text:p>
          <text:p text:style-name="P24"><text:a xlink:type="simple" xlink:href="#__RefHeading___Toc15729_2397390877" text:style-name="Index_20_Link" text:visited-style-name="Index_20_Link">OSDP Capture - OSDPCAP<text:tab/>19</text:a></text:p>
          <text:p text:style-name="P24"><text:a xlink:type="simple" xlink:href="#__RefHeading___Toc7132_1715687190" text:style-name="Index_20_Link" text:visited-style-name="Index_20_Link">Packet Decoder<text:tab/>19</text:a></text:p>
          <text:p text:style-name="P20"><text:a xlink:type="simple" xlink:href="#__RefHeading___Toc16011_2397390877" text:style-name="Index_20_Link" text:visited-style-name="Index_20_Link">Appendix<text:tab/>20</text:a></text:p>
          <text:p text:style-name="P27"><text:a xlink:type="simple" xlink:href="#__RefHeading___Toc1523_2636794443" text:style-name="Index_20_Link" text:visited-style-name="Index_20_Link">A. Colophon<text:tab/>20</text:a></text:p>
          <text:p text:style-name="P27"><text:a xlink:type="simple" xlink:href="#__RefHeading___Toc1349_4265254038" text:style-name="Index_20_Link" text:visited-style-name="Index_20_Link">B. Parameter Files<text:tab/>21</text:a></text:p>
          <text:p text:style-name="P24"><text:a xlink:type="simple" xlink:href="#__RefHeading___Toc1351_4265254038" text:style-name="Index_20_Link" text:visited-style-name="Index_20_Link">Start-up settings - open-osdp-params.json<text:tab/>21</text:a></text:p>
          <text:p text:style-name="P24"><text:a xlink:type="simple" xlink:href="#__RefHeading___Toc1353_4265254038" text:style-name="Index_20_Link" text:visited-style-name="Index_20_Link">Saved parameters<text:tab/>22</text:a></text:p>
        </text:index-body>
      </text:table-of-content>
      <text:p text:style-name="Standard"/>
      <text:h text:style-name="P21" text:outline-level="1"/>
      <text:p text:style-name="P1"/>
      <text:h text:style-name="Heading_20_1" text:outline-level="1"><text:bookmark-start text:name="__RefHeading___Toc7091_2397390877"/>Quick Start<text:bookmark-end text:name="__RefHeading___Toc7091_2397390877"/></text:h>
      <text:p text:style-name="Standard">From user opsadmin1 from a Ubuntu 20 or equivalent Linux platform...</text:p>
      <text:p text:style-name="Standard"/>
      <text:p text:style-name="Standard">Get it:</text:p>
      <text:p text:style-name="Standard"><text:tab/>github clone https://github.com/Security-Industry-Association/libosdp-conformance</text:p>
      <text:p text:style-name="Standard"/>
      <text:p text:style-name="Standard">Set up to build:</text:p>
      <text:p text:style-name="Standard"><text:tab/>apt get install build-essential gdb libjansson-dev libgnutls28-dev</text:p>
      <text:p text:style-name="Standard"><text:tab/>git clone https://github.com/kokke/tiny-AES-c</text:p>
      <text:p text:style-name="Standard"/>
      <text:p text:style-name="Standard">Build:</text:p>
      <text:p text:style-name="Standard"><text:tab/>cd tiny-AES-c</text:p>
      <text:p text:style-name="Standard"><text:tab/>make</text:p>
      <text:p text:style-name="Standard"><text:tab/>cd ../libosdp-conformance</text:p>
      <text:p text:style-name="Standard"><text:tab/>sudo mkdir -p /opt/osdp-conformance; chown opsadmin1:opsadmin1 /opt/osdp-conformance</text:p>
      <text:p text:style-name="Standard"><text:tab/>./install-aes</text:p>
      <text:p text:style-name="Standard"><text:tab/>make 2&gt;stderr osdp-tls</text:p>
      <text:p text:style-name="Standard"><text:tab/>tar czvf ~/libosdp-conformance.tgz opt</text:p>
      <text:p text:style-name="Standard"><text:tab/>cd /</text:p>
      <text:p text:style-name="Standard"><text:tab/>tar xvf ~/libosdp-conformance.tgz</text:p>
      <text:p text:style-name="Standard"/>
      <text:p text:style-name="Standard">Configure:</text:p>
      <text:p text:style-name="Standard"><text:tab/>cd /opt/osdp-conformance/run/ACU</text:p>
      <text:p text:style-name="Standard"><text:tab/>cp open-osdp-params-ACU.json open-osdp-params.json</text:p>
      <text:p text:style-name="Standard"/>
      <text:p text:style-name="P4">You may want to alter values to control checksum, secure channel, etc. <text:s/>See the configuration examples and the section on parameters to place in open-osdp-params.json.</text:p>
      <text:p text:style-name="Standard"/>
      <text:p text:style-name="Standard"/>
      <text:p text:style-name="Standard">Run (as an ACU):</text:p>
      <text:p text:style-name="Standard"><text:tab/>cd /opt/osdp-conformance/run/ACU</text:p>
      <text:p text:style-name="Standard"><text:tab/>sudo /opt/osdp-conformance/bin/open-osdp</text:p>
      <text:p text:style-name="Standard"/>
      <text:p text:style-name="Standard">Similarly for the ACU or the Monitor. <text:s/>See the install details to set up a platform with a web UI.</text:p>
      <text:p text:style-name="Standard"/>
      <text:h text:style-name="P22" text:outline-level="1"><text:bookmark-start text:name="__RefHeading___Toc10847_2397390877"/>Introduction<text:bookmark-end text:name="__RefHeading___Toc10847_2397390877"/></text:h>
      <text:p text:style-name="P3">DRAFT<text:span text:style-name="T1"> documentation. <text:s/>Web UI is being updated to support </text:span><text:span text:style-name="T2">OSDP Verified</text:span><text:span text:style-name="T1">.</text:span></text:p>
      <text:p text:style-name="Standard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p>
      <text:h text:style-name="Heading_20_2" text:outline-level="2"><text:bookmark-start text:name="__RefHeading___Toc2110_4121588809"/>Documentation<text:bookmark-end text:name="__RefHeading___Toc2110_4121588809"/></text:h>
      <text:p text:style-name="Text_20_body">The doc directory contains this document and other files.</text:p>
      <text:p text:style-name="Text_20_body">This document contains:</text:p>
      <text:list xml:id="list1514677431294570477" text:style-name="L1">
        <text:list-item>
          <text:p text:style-name="P8">quick-start for build and run</text:p>
        </text:list-item>
        <text:list-item>
          <text:p text:style-name="P8">build instructions</text:p>
        </text:list-item>
        <text:list-item>
          <text:p text:style-name="P8">...</text:p>
        </text:list-item>
      </text:list>
      <text:p text:style-name="Standard">Other documentation</text:p>
      <text:list xml:id="list7365379510009260874" text:style-name="L2">
        <text:list-item>
          <text:p text:style-name="P9">example OSDP configuration files</text:p>
        </text:list-item>
        <text:list-item>
          <text:p text:style-name="P9">example OSDP control directives</text:p>
        </text:list-item>
        <text:list-item>
          <text:p text:style-name="P9">osdp pcap format documentation</text:p>
        </text:list-item>
        <text:list-item>
          <text:p text:style-name="P9">example configuration files for installing libosdp-conformance on a Linux platform.</text:p>
        </text:list-item>
        <text:list-item>
          <text:p text:style-name="P9">errata for recent IEC 60839-11-5 draft(s)<text:tab/></text:p>
        </text:list-item>
      </text:list>
      <text:p text:style-name="Standard"><text:tab/>example platform set-up files</text:p>
      <text:h text:style-name="Heading_20_2" text:outline-level="2"><text:bookmark-start text:name="__RefHeading___Toc14879_1906346173"/>Whats in the repo<text:bookmark-end text:name="__RefHeading___Toc14879_1906346173"/></text:h>
      <text:p text:style-name="Standard">Contents of the package</text:p>
      <text:p text:style-name="Standard"><text:tab/>src-lib</text:p>
      <text:p text:style-name="Standard"><text:tab/>include</text:p>
      <text:p text:style-name="Standard"><text:tab/>src-ui</text:p>
      <text:p text:style-name="Standard"><text:tab/>test</text:p>
      <text:p text:style-name="Standard"><text:tab/>doc</text:p>
      <text:p text:style-name="Standard"><text:tab/><text:tab/>doc-src</text:p>
      <text:p text:style-name="Standard"><text:tab/><text:tab/>doc-pdf</text:p>
      <text:p text:style-name="Standard"><text:tab/><text:tab/>spec - iec errata</text:p>
      <text:p text:style-name="Standard"><text:tab/>src-485</text:p>
      <text:p text:style-name="Standard"><text:tab/>src-tls</text:p>
      <text:p text:style-name="Standard"><text:tab/>src-tools</text:p>
      <text:p text:style-name="Standard"/>
      <text:h text:style-name="P22" text:outline-level="1"><text:bookmark-start text:name="__RefHeading___Toc12251_2397390877"/>Building from source<text:bookmark-end text:name="__RefHeading___Toc12251_2397390877"/></text:h>
      <text:p text:style-name="Standard">This assumes a Linux platform. <text:s/>The description is written for user "opsadmin1", which has sudo. <text:s/>It is assumed there is a 2-wire RS-485 device attached as /dev/ttyUSB0.</text:p>
      <text:h text:style-name="Heading_20_2" text:outline-level="2"><text:bookmark-start text:name="__RefHeading___Toc2126_4121588809"/>Steps to set up libosdp-conformance<text:bookmark-end text:name="__RefHeading___Toc2126_4121588809"/></text:h>
      <text:p text:style-name="Standard">A. install these packages to build:</text:p>
      <text:p text:style-name="Standard"/>
      <text:p text:style-name="Standard"><text:tab/><text:span text:style-name="T3">apt install build-essential gdb libjansson-dev libgnutls28-dev apache2</text:span></text:p>
      <text:p text:style-name="Standard"/>
      <text:p text:style-name="Standard">B. get the AES library from github</text:p>
      <text:p text:style-name="Standard"/>
      <text:p text:style-name="P5"><text:tab/>git clone https://github.com/kokke/tiny-AES-c</text:p>
      <text:p text:style-name="Standard"/>
      <text:p text:style-name="Standard">C. get libosdp-conformance from github</text:p>
      <text:p text:style-name="Standard"/>
      <text:p text:style-name="P5">git clone https://github.com/Security-Industry-Association/libosdp-conformance</text:p>
      <text:p text:style-name="Standard"/>
      <text:p text:style-name="Standard">D. set up environment</text:p>
      <text:p text:style-name="Standard"/>
      <text:p text:style-name="P5"><text:tab/>sudo mkdir /opt/osdp-conformance</text:p>
      <text:p text:style-name="P5"><text:tab/>sudo chown opsadmin1:opsadmin1 /opt/osdp-conformance</text:p>
      <text:p text:style-name="Standard"/>
      <text:p text:style-name="Standard">E. build AES</text:p>
      <text:p text:style-name="Standard"/>
      <text:p text:style-name="P5"><text:tab/>cd tiny-AES-c</text:p>
      <text:p text:style-name="P5"><text:tab/>make</text:p>
      <text:p text:style-name="Standard"/>
      <text:p text:style-name="Standard">F. install AES for use by OSDP</text:p>
      <text:p text:style-name="Standard"/>
      <text:p text:style-name="P5"><text:tab/>cd libosdp-conformance</text:p>
      <text:p text:style-name="P5"><text:tab/>./install-aes</text:p>
      <text:p text:style-name="Standard"/>
      <text:p text:style-name="Standard">G. build the OSDP code</text:p>
      <text:p text:style-name="Standard"/>
      <text:p text:style-name="Standard"><text:tab/>make 2&gt;stderr osdp-tls</text:p>
      <text:p text:style-name="Standard"/>
      <text:p text:style-name="Standard">H. create the distribution tarball</text:p>
      <text:p text:style-name="Standard"/>
      <text:p text:style-name="P5"><text:tab/>tar czvf ~/libosdp-conformance.tgz opt</text:p>
      <text:p text:style-name="Standard"/>
      <text:p text:style-name="Standard">I. install the package</text:p>
      <text:p text:style-name="Standard"/>
      <text:p text:style-name="P5"><text:tab/>cd /</text:p>
      <text:p text:style-name="P5"><text:tab/>tar xvf ~/libosdp-conformance.tgz</text:p>
      <text:h text:style-name="Heading_20_2" text:outline-level="2"><text:bookmark-start text:name="__RefHeading___Toc5652_1906346173"/><text:soft-page-break/>Platform Set-Up<text:bookmark-end text:name="__RefHeading___Toc5652_1906346173"/></text:h>
      <text:p text:style-name="Standard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p>
      <text:p text:style-name="Standard"/>
      <text:p text:style-name="Standard">The user interface uses HTML and CGI programs. <text:s/>It is built on apache2. <text:s/>It also uses shell scripts which rely on "sudo -n" and so www-data has been configured with a shell and sudo.</text:p>
      <text:p text:style-name="Standard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Standard"/>
      <text:p text:style-name="Standard">A. install apache2. <text:s/>place the apache config file (in doc/linux-sample/...) in /etc/apache2/sites-enabled. <text:s text:c="2"/>This causes /opt/osdp-conformance/www to be the web server content directory and /opt/osdp-conformance/cgi-bin to be the web applications directory.</text:p>
      <text:p text:style-name="Standard"/>
      <text:list xml:id="list8759701513102238010" text:style-name="L3">
        <text:list-item>
          <text:p text:style-name="P10">remove the default configuration, replace it with the "osdp.conf" apache config file (see doc/linux-sample.)</text:p>
        </text:list-item>
        <text:list-item>
          <text:p text:style-name="P10">enable CGI processing (add symlinks in /etc/apache2/mods-enabled)</text:p>
        </text:list-item>
      </text:list>
      <text:p text:style-name="Standard"/>
      <text:p text:style-name="Standard">B. Set up user www-data</text:p>
      <text:p text:style-name="Standard"/>
      <text:list xml:id="list6228593035619548689" text:style-name="L4">
        <text:list-item>
          <text:p text:style-name="P11">change /etc/passwd so that www-data's default shell is /bin/bash</text:p>
        </text:list-item>
        <text:list-item>
          <text:p text:style-name="P11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Standard">Build the packages including the service set-up package</text:p>
      <text:p text:style-name="Standard"/>
      <text:p text:style-name="Standard"><text:tab/>make clean</text:p>
      <text:p text:style-name="Standard"><text:tab/>make service</text:p>
      <text:p text:style-name="Standard"/>
      <text:p text:style-name="Standard">Install the packages.</text:p>
      <text:p text:style-name="Standard"/>
      <text:p text:style-name="Standard"><text:tab/>dpkg -i libosdp-conformance_... osdp-service_...</text:p>
      <text:p text:style-name="Standard"/>
      <text:h text:style-name="P22" text:outline-level="1"><text:bookmark-start text:name="__RefHeading___Toc15412_2397390877"/>Operation<text:bookmark-end text:name="__RefHeading___Toc15412_2397390877"/></text:h>
      <text:p text:style-name="Standard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Heading_20_2" text:outline-level="2"><text:bookmark-start text:name="__RefHeading___Toc111_1618650550"/>Using the OSDP Monitor<text:bookmark-end text:name="__RefHeading___Toc111_1618650550"/></text:h>
      <text:p text:style-name="Standard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Heading_20_3" text:outline-level="3"><text:bookmark-start text:name="__RefHeading___Toc376_1091747927"/>Set-up<text:bookmark-end text:name="__RefHeading___Toc376_1091747927"/></text:h>
      <text:p text:style-name="Standard">Create a parameter file in the MON directory</text:p>
      <text:p text:style-name="Standard"><text:tab/>cd /opt/osdp-conformance/run/MON</text:p>
      <text:p text:style-name="Standard"><text:tab/>cp open-osdp-params-MON.json open-osdp-params.json</text:p>
      <text:h text:style-name="Heading_20_3" text:outline-level="3"><text:bookmark-start text:name="__RefHeading___Toc378_1091747927"/>Starting the Monitor<text:bookmark-end text:name="__RefHeading___Toc378_1091747927"/></text:h>
      <text:p text:style-name="Standard">To start the monitor, start two shells.</text:p>
      <text:p text:style-name="Standard"/>
      <text:p text:style-name="Standard">In the first shell, strat the monitor:</text:p>
      <text:p text:style-name="Standard"/>
      <text:p text:style-name="P5"><text:tab/>cd /opt/osdp-conformance/run/MON</text:p>
      <text:p text:style-name="P5"><text:tab/>sudo /opt/osdp-conformance/bin/open-osdp</text:p>
      <text:p text:style-name="Standard"/>
      <text:p text:style-name="Standard">In the second shell, watch the log:</text:p>
      <text:p text:style-name="Standard"><text:s/></text:p>
      <text:p text:style-name="P5"><text:tab/>cd /opt/osdp-conformance/run/MON</text:p>
      <text:p text:style-name="P5"><text:tab/>tail -f osdp.log</text:p>
      <text:h text:style-name="Heading_20_2" text:outline-level="2"><text:bookmark-start text:name="__RefHeading___Toc113_16186505501"/>Using the OSDP PD<text:bookmark-end text:name="__RefHeading___Toc113_16186505501"/></text:h>
      <text:p text:style-name="Standard">This is a PD implementation used to exercise ACU's. <text:s/>A log is created, file /opt/osdp-conformance/run/PD/osdp.log. <text:s/>Set up the settings file open-osdp-params.json once and then you can start it from the command line or the web UI.</text:p>
      <text:h text:style-name="Heading_20_3" text:outline-level="3"><text:bookmark-start text:name="__RefHeading___Toc106_10917479271"/>Set-up<text:bookmark-end text:name="__RefHeading___Toc106_10917479271"/></text:h>
      <text:p text:style-name="Standard">One-time set-up: <text:s/>In the PD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PD</text:p>
      <text:p text:style-name="P5"><text:tab/>cp open-osdp-params-PD.json open-osdp-params.json</text:p>
      <text:h text:style-name="Heading_20_3" text:outline-level="3"><text:bookmark-start text:name="__RefHeading___Toc108_10917479271"/><text:soft-page-break/>Running the PD<text:bookmark-end text:name="__RefHeading___Toc108_10917479271"/></text:h>
      <text:p text:style-name="Standard">From the web UI navigate to http://tester/osdp-conformance-PD.html. <text:s/>Start the PD, then use the PD status to conform there are messages being exchanged.</text:p>
      <text:h text:style-name="Heading_20_3" text:outline-level="3"><text:bookmark-start text:name="__RefHeading___Toc110_10917479271"/>PD (Web) Interface<text:bookmark-end text:name="__RefHeading___Toc110_10917479271"/></text:h>
      <text:p text:style-name="Text_20_body">The keywords in bold below appear as HTML links.</text:p>
      <text:list xml:id="list7467063023212950847" text:style-name="L5">
        <text:list-item>
          <text:p text:style-name="P12"><text:span text:style-name="T4">Start</text:span> to start the PD</text:p>
        </text:list-item>
        <text:list-item>
          <text:p text:style-name="P12"><text:span text:style-name="T4">Stop</text:span> to stop the PD</text:p>
        </text:list-item>
        <text:list-item>
          <text:p text:style-name="P12">Display PD <text:span text:style-name="T4">status</text:span>. <text:s/>This displays the JSON status file. <text:s/>acu-polls and pd-acks should be changing.</text:p>
        </text:list-item>
        <text:list-item>
          <text:p text:style-name="P12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2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2">The most recent messages are displayed with "Recent PD <text:span text:style-name="T4">log</text:span>".</text:p>
        </text:list-item>
        <text:list-item>
          <text:p text:style-name="P12">Errors in operation appear in the <text:span text:style-name="T4">error</text:span> log.</text:p>
        </text:list-item>
        <text:list-item>
          <text:p text:style-name="P12">you can stop the platform with the <text:span text:style-name="T4">stop</text:span> command (it delays serveral seconds before poweroff.)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1"/>Command Line<text:bookmark-end text:name="__RefHeading___Toc112_10917479271"/></text:h>
      <text:p text:style-name="Standard">From the command line</text:p>
      <text:p text:style-name="Standard"/>
      <text:p text:style-name="P5"><text:tab/>cd /opt/osdp-conformance/run/PD</text:p>
      <text:p text:style-name="P5"><text:tab/>sudo /opt/osdp-conformance/bin/open-osdp</text:p>
      <text:h text:style-name="Heading_20_2" text:outline-level="2"><text:bookmark-start text:name="__RefHeading___Toc2116_4121588809"/>Using the OSDP ACU<text:bookmark-end text:name="__RefHeading___Toc2116_4121588809"/></text:h>
      <text:p text:style-name="Standard">This is an ACU implementation used to exercise PD's. <text:s/>A log is created, file /opt/osdp-conformance/run/ACU/osdp.log. <text:s/>Set up the settings file open-osdp-params.json once and then you can start it from the command line or the web UI.</text:p>
      <text:h text:style-name="Heading_20_3" text:outline-level="3"><text:bookmark-start text:name="__RefHeading___Toc106_1091747927"/>Set-up<text:bookmark-end text:name="__RefHeading___Toc106_1091747927"/></text:h>
      <text:p text:style-name="Standard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ACU</text:p>
      <text:p text:style-name="P5"><text:tab/>cp open-osdp-params-ACU.json open-osdp-params.json</text:p>
      <text:h text:style-name="Heading_20_3" text:outline-level="3"><text:bookmark-start text:name="__RefHeading___Toc108_1091747927"/>Running the ACU<text:bookmark-end text:name="__RefHeading___Toc108_1091747927"/></text:h>
      <text:p text:style-name="Standard">From the web UI navigate to http://tester/Test-ACU.html. <text:s/>Start the ACU, then use the ACU status to conform there are messages being exchanged.</text:p>
      <text:h text:style-name="Heading_20_3" text:outline-level="3"><text:bookmark-start text:name="__RefHeading___Toc110_1091747927"/><text:soft-page-break/>ACU (Web) Interface<text:bookmark-end text:name="__RefHeading___Toc110_1091747927"/></text:h>
      <text:p text:style-name="Text_20_body">The keywords in bold below appear as HTML links.</text:p>
      <text:list xml:id="list50739830545874" text:continue-numbering="true" text:style-name="L5">
        <text:list-item>
          <text:p text:style-name="P12"><text:span text:style-name="T4">Start</text:span> to start the ACU</text:p>
        </text:list-item>
        <text:list-item>
          <text:p text:style-name="P12"><text:span text:style-name="T4">Stop</text:span> to stop the ACU</text:p>
        </text:list-item>
        <text:list-item>
          <text:p text:style-name="P12">Display ACU <text:span text:style-name="T4">status</text:span>. <text:s/>This displays the JSON status file. <text:s/>acu-polls and pd-acks should be changing.</text:p>
        </text:list-item>
        <text:list-item>
          <text:p text:style-name="P12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2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2">The most recent messages are displayed with "Recent ACU <text:span text:style-name="T4">log</text:span>".</text:p>
        </text:list-item>
        <text:list-item>
          <text:p text:style-name="P12">Errors in operation appear in the <text:span text:style-name="T4">error</text:span> log.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"/>Command Line<text:bookmark-end text:name="__RefHeading___Toc112_1091747927"/></text:h>
      <text:p text:style-name="Standard">From the command line</text:p>
      <text:p text:style-name="Standard"/>
      <text:p text:style-name="P5"><text:tab/>cd /opt/osdp-conformance/run/ACU</text:p>
      <text:p text:style-name="P5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5"/>
      <text:h text:style-name="P22" text:outline-level="1"><text:bookmark-start text:name="__RefHeading___Toc15414_2397390877"/>Conformance Testing<text:bookmark-end text:name="__RefHeading___Toc15414_2397390877"/></text:h>
      <text:h text:style-name="Heading_20_2" text:outline-level="2"><text:bookmark-start text:name="__RefHeading___Toc111_16186505502"/>Conformance Instrumentation<text:bookmark-end text:name="__RefHeading___Toc111_16186505502"/></text:h>
      <text:p text:style-name="Standard">There is code to exercise the tests listed in [the test list]. <text:s/>It outputs test results, test by test, to JSON files in /opt/osdp-conformance/results. <text:s/>There are commands to invoke many of the exercises. <text:s/>some are automatic.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p>
      <text:h text:style-name="Heading_20_2" text:outline-level="2"><text:bookmark-start text:name="__RefHeading___Toc315_16186505501"/>Reporting<text:bookmark-end text:name="__RefHeading___Toc315_16186505501"/></text:h>
      <text:p text:style-name="Text_20_body">output. <text:s/>also, action routines when a command/response is received.</text:p>
      <text:p text:style-name="Text_20_body">osdp.log</text:p>
      <text:p text:style-name="Text_20_body">osdpcap trace file</text:p>
      <text:p text:style-name="Text_20_body">other output and collected information.</text:p>
      <text:p text:style-name="Text_20_body">&lt;json test results file format goes here or in appendix C&gt;</text:p>
      <text:h text:style-name="Heading_20_2" text:outline-level="2"><text:bookmark-start text:name="__RefHeading___Toc317_16186505501"/>Conformance Exercises<text:bookmark-end text:name="__RefHeading___Toc317_16186505501"/></text:h>
      <text:p text:style-name="Text_20_body">use the tool to run the exercises. <text:s/>html is set up to align with the conformance test list.</text:p>
      <text:h text:style-name="Heading_20_3" text:outline-level="3"><text:bookmark-start text:name="__RefHeading___Toc2129_4121588809"/>OSDP Process<text:bookmark-end text:name="__RefHeading___Toc2129_4121588809"/></text:h>
      <text:p text:style-name="Standard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Heading_20_3" text:outline-level="3"><text:bookmark-start text:name="__RefHeading___Toc2131_4121588809"/>Start-up Settings<text:bookmark-end text:name="__RefHeading___Toc2131_4121588809"/></text:h>
      <text:p text:style-name="Standard">The program takes one argument, the name of the settings file. <text:s/>If no name is given it reads from open-osdp-params.json in the current directory.</text:p>
      <text:h text:style-name="Heading_20_3" text:outline-level="3"><text:bookmark-start text:name="__RefHeading___Toc1515_2636794443"/>settings and saved configuration<text:bookmark-end text:name="__RefHeading___Toc1515_2636794443"/></text:h>
      <text:list xml:id="list1210982592670851541" text:style-name="L6">
        <text:list-item>
          <text:p text:style-name="P13">Saved (and restored) parameters are in osdp-saved-parameters.json.</text:p>
        </text:list-item>
      </text:list>
      <text:p text:style-name="Standard"/>
      <text:p text:style-name="Standard">osdp-saved-parameters.json is written/read in the current working directory. <text:s/>It is used to load a specified secure channel key. <text:s/>(yes it should save/restore speed and address that's on the to-do list.)</text:p>
      <text:p text:style-name="Standard"/>
      <text:p text:style-name="Standard">start-up parameters are in appendix b.</text:p>
      <text:p text:style-name="Standard"/>
      <text:h text:style-name="P25" text:outline-level="2"/>
      <text:h text:style-name="P22" text:outline-level="1"><text:bookmark-start text:name="__RefHeading___Toc15416_2397390877"/>Controlling the OSDP Process<text:bookmark-end text:name="__RefHeading___Toc15416_2397390877"/></text:h>
      <text:p text:style-name="Standard">Control directives can be passed to the OSDP process. <text:s/>A Unix socket mechanism is used. <text:s/>There are two control mechanisms. <text:s/></text:p>
      <text:p text:style-name="Standard"/>
      <text:list xml:id="list1780787708669639129" text:style-name="L7">
        <text:list-item>
          <text:p text:style-name="P14">write a single-line (JSON) command to the socket using open-osdp-kick.</text:p>
        </text:list-item>
        <text:list-item>
          <text:p text:style-name="P14">Write a parameter file to open-osdp-command.json in the appropriate directory (/opt/osdp-conformance/run/ACU or PD) and "kick" the server process by sending a null byte to the unix socket. <text:s/>See "/opt/osdp-conformance/bin/do-keep-active" for an example.</text:p>
        </text:list-item>
      </text:list>
      <text:p text:style-name="Standard"/>
      <text:p text:style-name="Standard">Example command files are in doc/osdp-command-examples.</text:p>
      <text:h text:style-name="Heading_20_2" text:outline-level="2"><text:bookmark-start text:name="__RefHeading___Toc8459_1113034723"/>OSDP Commands<text:bookmark-end text:name="__RefHeading___Toc8459_1113034723"/></text:h>
      <text:p text:style-name="Standard">These are the values allowed for the “command” field in a command json file. <text:s/>Some commands take sub-options (some are mandatory, some are optional.)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-read<text:bookmark-end text:name="__RefHeading___Toc16622_1715687190"/></text:h>
      <text:p text:style-name="Text_20_body">[ACU]</text:p>
      <text:p text:style-name="Text_20_body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Text_20_body">[ACU]</text:p>
      <text:p text:style-name="Text_20_body">Sends osdp_BIOMATCH to PD.</text:p>
      <text:h text:style-name="Heading_20_3" text:outline-level="3"><text:bookmark-start text:name="__RefHeading___Toc16624_1715687190"/>busy<text:bookmark-end text:name="__RefHeading___Toc16624_1715687190"/></text:h>
      <text:p text:style-name="Standard">[PD]</text:p>
      <text:p text:style-name="Standard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Standard">buzz [off_time=xx] [on_time=xx] [repeat=xx]</text:p>
      <text:p text:style-name="Standard">default</text:p>
      <text:p text:style-name="Standard">15 15 3</text:p>
      <text:h text:style-name="Heading_20_3" text:outline-level="3"><text:bookmark-start text:name="__RefHeading___Toc16628_1715687190"/>capabilities<text:bookmark-end text:name="__RefHeading___Toc16628_1715687190"/></text:h>
      <text:p text:style-name="Standard">[ACU]</text:p>
      <text:p text:style-name="Standard">capabilities - sends an osdp_CAP to the PD.</text:p>
      <text:p text:style-name="Standard"/>
      <text:p text:style-name="Standard"><text:soft-page-break/>Options:</text:p>
      <text:p text:style-name="Standard"><text:tab/>"cleartext" - sends the command in the clear instead of inside the current secure channel.</text:p>
      <text:h text:style-name="Heading_20_3" text:outline-level="3"><text:bookmark-start text:name="__RefHeading___Toc16630_1715687190"/>comset<text:bookmark-end text:name="__RefHeading___Toc16630_1715687190"/></text:h>
      <text:p text:style-name="P7">[ACU]</text:p>
      <text:p text:style-name="Standard">comset [new_address:99] [new_speed:999999] [cleartext:1] [send-direct:1]</text:p>
      <text:p text:style-name="Standard"/>
      <text:p text:style-name="Standard">Sends a command to request to set the speed and address of the PD.</text:p>
      <text:p text:style-name="Standard"/>
      <text:p text:style-name="Standard">Options:</text:p>
      <text:p text:style-name="Standard">New_address must be 00-7E (hex.) <text:s text:c="2"/>(yes it's an underscore)</text:p>
      <text:p text:style-name="Standard"/>
      <text:p text:style-name="Standard">new_speed must be a valid speed (9600, 19200, 38400, 57600, 115200, 230400) <text:s text:c="2"/>(yes it's an underscore)</text:p>
      <text:p text:style-name="Standard"/>
      <text:p text:style-name="Standard">'cleartext' makes it send the comset command in the clear even if a secure channel is active. <text:s/></text:p>
      <text:p text:style-name="Standard"/>
      <text:p text:style-name="Standard">send-direct makes it send with the PD address being the current address (the default is 0x7f.)</text:p>
      <text:h text:style-name="Heading_20_3" text:outline-level="3"><text:bookmark-start text:name="__RefHeading___Toc16632_1715687190"/>conform_x_x_x<text:bookmark-end text:name="__RefHeading___Toc16632_1715687190"/></text:h>
      <text:p text:style-name="Text_20_body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Standard">conform_2_2_1</text:p>
      <text:p text:style-name="Standard">conform_2_2_2</text:p>
      <text:p text:style-name="Standard">conform_2_2_3</text:p>
      <text:p text:style-name="Standard">conform_2_2_4</text:p>
      <text:p text:style-name="Standard">conform_2_6_1</text:p>
      <text:p text:style-name="Standard">conform_2_11_3</text:p>
      <text:p text:style-name="Standard">conform_2_14_3</text:p>
      <text:p text:style-name="Standard">conform_3_14_2</text:p>
      <text:p text:style-name="Standard">conform_3_20_1</text:p>
      <text:p text:style-name="Standard">conform_6_10_2 - operator confirmation of Red LED</text:p>
      <text:p text:style-name="Standard">conform_6_10_3 - operator confirmation of Green LED</text:p>
      <text:h text:style-name="Heading_20_3" text:outline-level="3"><text:bookmark-start text:name="__RefHeading___Toc16634_1715687190"/>dump_status<text:bookmark-end text:name="__RefHeading___Toc16634_1715687190"/></text:h>
      <text:h text:style-name="Heading_20_3" text:outline-level="3"><text:bookmark-start text:name="__RefHeading___Toc1593_2636794443"/>factory-default<text:bookmark-end text:name="__RefHeading___Toc1593_2636794443"/></text:h>
      <text:p text:style-name="Standard">[ACU PD]</text:p>
      <text:p text:style-name="Standard">factory-default</text:p>
      <text:p text:style-name="Standard">removes saved parameters settings (i.e. the preshared key.)</text:p>
      <text:p text:style-name="Standard"/>
      <text:p text:style-name="Text_20_body">Commands are JSON files. <text:s/>You create a command, copy it to</text:p>
      <text:p text:style-name="Text_20_body"><text:tab/>/opt/osdp-conformance/run/CP/open_osdp_command.json</text:p>
      <text:p text:style-name="Text_20_body"><text:soft-page-break/>then “HUP” the process (see do-HUP-CP.)</text:p>
      <text:p text:style-name="Text_20_body">Example command. <text:s/>There's always a “command”, the other items depend on the specific command.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h text:style-name="Heading_20_3" text:outline-level="3"><text:bookmark-start text:name="__RefHeading___Toc16638_1715687190"/>genauth<text:bookmark-end text:name="__RefHeading___Toc16638_1715687190"/></text:h>
      <text:p text:style-name="Standard">[ACU]</text:p>
      <text:p text:style-name="Standard">genauth [template=&lt;witness | challenge&gt;] [algoref=&lt;algo&gt;] [payload=zzz]</text:p>
      <text:p text:style-name="Standard"/>
      <text:p text:style-name="Standard">Template is the challenge operation type (witness crypto or challenge cryto)</text:p>
      <text:p text:style-name="Standard">algoref is the algorithm used.</text:p>
      <text:p text:style-name="Standard">payload is the value to be sent as the input payload.</text:p>
      <text:p text:style-name="Standard"/>
      <text:p text:style-name="Standard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Standard">[ACU]</text:p>
      <text:p text:style-name="Standard">identify - sends an osdp_ID to the PD.</text:p>
      <text:p text:style-name="Standard"/>
      <text:p text:style-name="Standard">Options:</text:p>
      <text:p text:style-name="Standard"><text:tab/>"cleartext" - sends the command in the clear instead of inside the current secure channel.</text:p>
      <text:p text:style-name="Standard"/>
      <text:h text:style-name="Heading_20_3" text:outline-level="3"><text:bookmark-start text:name="__RefHeading___Toc16642_1715687190"/>induce-NAK<text:bookmark-end text:name="__RefHeading___Toc16642_1715687190"/></text:h>
      <text:p text:style-name="Standard">[ACU]</text:p>
      <text:p text:style-name="Standard">induce-NAK – sends a bogus command to induce the PD to send a NAK</text:p>
      <text:p text:style-name="Standard"/>
      <text:p text:style-name="Standard">[PD]</text:p>
      <text:p text:style-name="Standard">induce-NAK - causes the PD to NAK the next incoming message.</text:p>
      <text:p text:style-name="Standard"/>
      <text:p text:style-name="Standard">Options:</text:p>
      <text:p text:style-name="Standard"><text:tab/>"reason" – decimal value of reason code</text:p>
      <text:p text:style-name="Standard"><text:tab/>"detail" – decimal value of one byte detail.</text:p>
      <text:p text:style-name="Standard"/>
      <text:h text:style-name="Heading_20_3" text:outline-level="3"><text:bookmark-start text:name="__RefHeading___Toc18624_1863743381"/>initiate-secure-channel<text:bookmark-end text:name="__RefHeading___Toc18624_1863743381"/></text:h>
      <text:p text:style-name="Text_20_body">[ACU]</text:p>
      <text:p text:style-name="Standard">This command to the ACU initates a secure channel session.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p>
      <text:p text:style-name="Standard"><text:soft-page-break/></text:p>
      <text:p text:style-name="Standard">options:</text:p>
      <text:p text:style-name="Standard"><text:tab/>"key-slot" - “0" (for default - SCBK-D) or "1" (for specified key)</text:p>
      <text:p text:style-name="Standard"/>
      <text:p text:style-name="Standard">example:</text:p>
      <text:p text:style-name="Standard"/>
      <text:p text:style-name="P6"><text:tab/>{ “command”:“initiate-secure-channel”, “key-slot”:“1”<text:tab/>}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595_2636794443"/>keypad<text:bookmark-end text:name="__RefHeading___Toc1595_2636794443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Standard">keyset [psk-hex=zzzz]</text:p>
      <text:p text:style-name="Standard"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Standard">led [led-number=x] [perm-control=x] [perm-off-time=x] [perm-off-color=x] [perm-on-time=x] [perm-on-color=x] [temp-off-color=x] [temp-off=x] [temp-on-color=x] [temp-timer=x] [temp-control=x]</text:p>
      <text:p text:style-name="Standard"/>
      <text:p text:style-name="Standard">default</text:p>
      <text:p text:style-name="Standard"><text:tab/>LED 0</text:p>
      <text:p text:style-name="Standard"><text:tab/>control=set</text:p>
      <text:p text:style-name="Standard"><text:tab/>off-time=0</text:p>
      <text:p text:style-name="Standard"><text:tab/>off-color black</text:p>
      <text:p text:style-name="Standard"><text:tab/>on-color green</text:p>
      <text:p text:style-name="Standard"><text:tab/>on timer 30</text:p>
      <text:p text:style-name="Standard"><text:tab/>reader 0</text:p>
      <text:p text:style-name="Standard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58_1715687190"/><text:soft-page-break/>mfg<text:bookmark-end text:name="__RefHeading___Toc16658_1715687190"/></text:h>
      <text:p text:style-name="Standard">[ACU]</text:p>
      <text:p text:style-name="Standard">mfg [command-id=xx] [command-specific-data=aaaa] [oui=aabbcc]</text:p>
      <text:p text:style-name="Standard"/>
      <text:p text:style-name="Standard">command-id is in decimal.</text:p>
      <text:p text:style-name="Standard">command-specific-data is the payload.</text:p>
      <text:p text:style-name="Standard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Standard">operator_confirm test=xxx</text:p>
      <text:p text:style-name="Standard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Standard">output - outputs via osdp_OUT. <text:s/>The default is output 0, permanent on immediate, forever.</text:p>
      <text:p text:style-name="Standard"/>
      <text:p text:style-name="Standard">output [output-number=x] [control-code=x] <text:s/>[timer=x]</text:p>
      <text:h text:style-name="Heading_20_3" text:outline-level="3"><text:bookmark-start text:name="__RefHeading___Toc1597_2636794443"/>output_status<text:bookmark-end text:name="__RefHeading___Toc1597_2636794443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Standard">[ACU]</text:p>
      <text:p text:style-name="Standard">polling enables or disables sending poll commands.</text:p>
      <text:p text:style-name="Standard">"polling" toggles the setting.</text:p>
      <text:p text:style-name="Standard"/>
      <text:p text:style-name="Standard">"polling action=reset" resumes polling and resets the sequence number to 0.</text:p>
      <text:p text:style-name="Standard"/>
      <text:p text:style-name="Standard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Standard">[PD]</text:p>
      <text:p text:style-name="Standard">present_card [raw=xxx] [bits=n] [format=p-data-p]</text:p>
      <text:p text:style-name="Standard">sends an osdp_RAW to the ACU. <text:s/></text:p>
      <text:p text:style-name="Standard"/>
      <text:p text:style-name="Standard">Options:</text:p>
      <text:list xml:id="list4781642786448190418" text:style-name="L8">
        <text:list-item>
          <text:p text:style-name="P15">"bits" sets the bits in the message to the specified value.</text:p>
        </text:list-item>
      </text:list>
      <text:list xml:id="list4245755802393614125" text:style-name="L9">
        <text:list-item>
          <text:p text:style-name="P16">"format" sets the format to raw, "format=p-data-p" sets the data to P-data-P.</text:p>
        </text:list-item>
        <text:list-item>
          <text:p text:style-name="P16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Standard"><text:soft-page-break/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Standard">reset - resets sequence number to 0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Standard">reset_power - induces a power reset condition (reset after nex time LSTATR is sent.)</text:p>
      <text:h text:style-name="Heading_20_3" text:outline-level="3"><text:bookmark-start text:name="__RefHeading___Toc8078_61249851"/>reset-statistics<text:bookmark-end text:name="__RefHeading___Toc8078_61249851"/></text:h>
      <text:p text:style-name="Standard">[ACU]</text:p>
      <text:p text:style-name="Standard">reset-statistics -- resets the statistics counters presented in osdp-status.json.</text:p>
      <text:h text:style-name="Heading_20_3" text:outline-level="3"><text:bookmark-start text:name="__RefHeading___Toc16610_1715687190"/>scbk-default<text:bookmark-end text:name="__RefHeading___Toc16610_1715687190"/></text:h>
      <text:p text:style-name="Text_20_body">[ACU] [PD]</text:p>
      <text:p text:style-name="Text_20_body">change the SCBK-D value. <text:s/>One argument, "scbk-d". <text:s/>takes a 32 byte hex value.</text:p>
      <text:h text:style-name="Heading_20_3" text:outline-level="3"><text:bookmark-start text:name="__RefHeading___Toc7326_2144168161"/>send_poll<text:bookmark-end text:name="__RefHeading___Toc7326_2144168161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Standard">[ACU MON PD]</text:p>
      <text:p text:style-name="Standard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Standard">[PD]</text:p>
      <text:p text:style-name="Standard">tamper - induces a tamper condition (reset after next time LSTATR is sent.)</text:p>
      <text:h text:style-name="Heading_20_3" text:outline-level="3"><text:bookmark-start text:name="__RefHeading___Toc1599_2636794443"/>text<text:bookmark-end text:name="__RefHeading___Toc1599_2636794443"/></text:h>
      <text:p text:style-name="Standard">[ACU]</text:p>
      <text:p text:style-name="Standard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Standard">[ACU PD MON]</text:p>
      <text:p text:style-name="Standard"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Standard">[ACU]</text:p>
      <text:p text:style-name="Standard">transfer [file=fff] - initiates a file transfer. <text:s/>the file zzz is used if no file is specified.</text:p>
      <text:h text:style-name="Heading_20_3" text:outline-level="3"><text:bookmark-start text:name="__RefHeading___Toc16602_1715687190"/>verbosity<text:bookmark-end text:name="__RefHeading___Toc16602_1715687190"/></text:h>
      <text:p text:style-name="Standard">[ACU MON PD]</text:p>
      <text:p text:style-name="Standard"><text:soft-page-break/>verbosity [level=x] - set message verbosity. <text:s/>By convention this is 0 (none), 3 (normal), or 9 (debug).</text:p>
      <text:h text:style-name="Heading_20_3" text:outline-level="3"><text:bookmark-start text:name="__RefHeading___Toc18626_1863743381"/>Command xwrite<text:bookmark-end text:name="__RefHeading___Toc18626_1863743381"/></text:h>
      <text:p text:style-name="Standard">[ACU]</text:p>
      <text:p text:style-name="Standard">issues an osdp_XWRITE. <text:s/>The action is get mode, scan, set mode, set zero, or done. <text:s/>an optional apdu hex payload may be provided. <text:s/>Experimental.</text:p>
      <text:p text:style-name="Standard">options:</text:p>
      <text:p text:style-name="Standard"><text:tab/>action : get-mode | scan <text:s/>| set-mode | set-zero | done] [apdu : &lt;hex value&gt;]</text:p>
      <text:p text:style-name="Standard"><text:tab/>action - “set-mode” [mode - “1” or “0”]</text:p>
      <text:p text:style-name="Standard"/>
      <text:p text:style-name="Standard">example: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p text:style-name="P6"/>
      <text:h text:style-name="P26" text:outline-level="2"><text:bookmark-start text:name="__RefHeading___Toc15727_2397390877"/>Tools<text:bookmark-end text:name="__RefHeading___Toc15727_2397390877"/></text:h>
      <text:h text:style-name="Heading_20_3" text:outline-level="3"><text:bookmark-start text:name="__RefHeading___Toc15729_2397390877"/>OSDP Capture - OSDPCAP<text:bookmark-end text:name="__RefHeading___Toc15729_2397390877"/></text:h>
      <text:h text:style-name="Heading_20_3" text:outline-level="3"><text:bookmark-start text:name="__RefHeading___Toc7132_1715687190"/>Packet Decoder<text:bookmark-end text:name="__RefHeading___Toc7132_1715687190"/></text:h>
      <text:p text:style-name="Standard">A cgi for packet decode is provided. <text:s/>opt/osdp-conformance/cgi-bin/osdp-decode takes a single field which is a hex string dump (spaces ok.) <text:s/>A command line tool (osdp-dump) is also available.</text:p>
      <text:p text:style-name="Standard"/>
      <text:p text:style-name="P6">A command line tool for calculating secure channel values is provided (osdp-sc-calc.)</text:p>
      <text:p text:style-name="P6"/>
      <text:h text:style-name="P22" text:outline-level="1"><text:bookmark-start text:name="__RefHeading___Toc16011_2397390877"/>Appendix<text:bookmark-end text:name="__RefHeading___Toc16011_2397390877"/></text:h>
      <text:h text:style-name="Heading_20_2" text:outline-level="2"><text:bookmark-start text:name="__RefHeading___Toc1523_2636794443"/>A. Colophon<text:bookmark-end text:name="__RefHeading___Toc1523_2636794443"/></text:h>
      <text:p text:style-name="Standard">part of libosdp-conformance, see github.com/security-industry-association/libosd-conformance.</text:p>
      <text:p text:style-name="Standard"/>
      <text:h text:style-name="P26" text:outline-level="2"><text:bookmark-start text:name="__RefHeading___Toc1349_4265254038"/>B. Parameter <text:span text:style-name="T7">F</text:span>iles<text:bookmark-end text:name="__RefHeading___Toc1349_4265254038"/></text:h>
      <text:h text:style-name="Heading_20_3" text:outline-level="3"><text:bookmark-start text:name="__RefHeading___Toc1351_4265254038"/>Start-up settings - open-osdp-params.json<text:bookmark-end text:name="__RefHeading___Toc1351_4265254038"/></text:h>
      <text:p text:style-name="Standard"/>
      <text:p text:style-name="Standard">"address" : "0" - PD address</text:p>
      <text:p text:style-name="Standard"/>
      <text:p text:style-name="Standard">"bits" : "26" - bits in pd <text:span text:style-name="T7">osdp_RAW payload </text:span>response</text:p>
      <text:p text:style-name="Standard"/>
      <text:p text:style-name="Standard">"capability-scbk-d" : "1" (default) for scbk-d reported supported in capability, else 0 for not supported.</text:p>
      <text:p text:style-name="Standard"/>
      <text:p text:style-name="P17">"capability-sounder" : "0" "1" or "2". <text:s/>1 means we have a sounder <text:s/>(default). <text:s/>0 means we don't. <text:s/>2 is timed, note that is not supported in the code.</text:p>
      <text:p text:style-name="P17"/>
      <text:p text:style-name="P17">"capability-text" : "0" (none) or "1" (1 line of 16 characters)</text:p>
      <text:p text:style-name="Standard"/>
      <text:p text:style-name="Standard">"check" : "CHECKSUM" or "CRC"</text:p>
      <text:p text:style-name="Standard"/>
      <text:p text:style-name="Standard">"disable_checking" : "1" - nonzero causes it to disable certificate checking with osdp over tls.</text:p>
      <text:p text:style-name="Standard"/>
      <text:p text:style-name="Standard">"enable-biometrics" : "0" or "1" for enable. <text:s/>Note we nak things if not enabled.</text:p>
      <text:p text:style-name="Standard"/>
      <text:p text:style-name="Standard">"enable-install" : "1" (setting not currently used.)</text:p>
      <text:p text:style-name="Standard"/>
      <text:p text:style-name="Standard">"enable-trace" : "1" for OSDPCAP tracing, default 0 for none.</text:p>
      <text:p text:style-name="Standard"/>
      <text:p text:style-name="Standard">"enable-secure-channel" : "DEFAULT" (use SCBK-D) or (a specific key.) <text:s/>Note that keys are now set in osdp-saved-parameters so always set this to DEFAULT for secure channel. <text:s/>If not set refuses to enter secure channel.</text:p>
      <text:p text:style-name="P6"/>
      <text:p text:style-name="P6">"fqdn"</text:p>
      <text:p text:style-name="P6"/>
      <text:p text:style-name="P6">"init_command" : "&lt;filename&gt;" - this is the shell script to run at initialization time, should perform STTY...</text:p>
      <text:p text:style-name="P6"/>
      <text:p text:style-name="P6">"inputs" - number of Inputs to report (max 8, can be zero.)</text:p>
      <text:p text:style-name="P6"/>
      <text:p text:style-name="P6">"key" : "&lt;32-hexit string&gt;" or "DEFAULT"</text:p>
      <text:p text:style-name="P6"/>
      <text:p text:style-name="P19">"oui" : "(6 character hex string)" - this is the OUI used in PDID responses, MFG commands.</text:p>
      <text:p text:style-name="P19"/>
      <text:p text:style-name="P6">"outputs" - number of Outputs to act on (max 8, can be zero.)</text:p>
      <text:p text:style-name="Standard"><text:span text:style-name="T6">pdcap-format</text:span> - format of pdcap response. <text:s/>if this is not zero alternate forms are used. <text:s/>1 is small, 2 is smaller.</text:p>
      <text:p text:style-name="Standard"/>
      <text:p text:style-name="Standard">"port" - tcp port to be called (for osdp-tcp-client etc.)</text:p>
      <text:p text:style-name="P6"/>
      <text:p text:style-name="P6">raw_value = hex string value to return as osdp_RAW. <text:s/>See also "bits".</text:p>
      <text:p text:style-name="P6"><text:soft-page-break/></text:p>
      <text:p text:style-name="P6">role : ACU PD or MON</text:p>
      <text:p text:style-name="P6"/>
      <text:p text:style-name="P6">serial_device /dev/ttyUSB0</text:p>
      <text:p text:style-name="P6"/>
      <text:p text:style-name="P6">serial_speed 9600</text:p>
      <text:p text:style-name="P6"/>
      <text:p text:style-name="P6">slow_timer</text:p>
      <text:p text:style-name="P6"/>
      <text:p text:style-name="P6">verbosity: 3 or 9</text:p>
      <text:p text:style-name="P6"/>
      <text:h text:style-name="Heading_20_3" text:outline-level="3"><text:bookmark-start text:name="__RefHeading___Toc1353_4265254038"/>Saved parameters<text:bookmark-end text:name="__RefHeading___Toc1353_4265254038"/></text:h>
      <text:p text:style-name="Text_20_body">parameters in osdp-saved-parameters.json:</text:p>
      <text:p text:style-name="P2">key - value is a 16 byte AES key in hex e.g. "aabbccdd11223344eeff001199887766"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libosdp-conformance Guide<text:tab/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12-11T05:07:38.900449018</dc:date>
    <meta:editing-duration>PT6H9M19S</meta:editing-duration>
    <meta:editing-cycles>41</meta:editing-cycles>
    <meta:generator>LibreOffice/5.2.7.2$Linux_X86_64 LibreOffice_project/20m0$Build-2</meta:generator>
    <meta:document-statistic meta:table-count="0" meta:image-count="0" meta:object-count="0" meta:page-count="22" meta:paragraph-count="504" meta:word-count="3295" meta:character-count="21588" meta:non-whitespace-character-count="18601"/>
  </office:meta>
</office:document-meta>
</file>